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6D24AD55B100E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4.7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9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48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 fo:min-height="1.241cm" fo:min-width="9.119cm"/>
      <style:paragraph-properties style:writing-mode="lr-tb"/>
    </style:style>
    <style:style style:name="gr7" style:family="graphic" style:parent-style-name="standard">
      <style:graphic-properties draw:fill-color="#e6e6ff" draw:textarea-horizontal-align="justify" draw:textarea-vertical-align="middle" draw:auto-grow-height="false" fo:min-height="1.699cm" fo:min-width="8.1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3cm" fo:min-width="1.469cm"/>
      <style:paragraph-properties style:writing-mode="lr-tb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2.042cm" fo:min-width="10.047cm"/>
      <style:paragraph-properties style:writing-mode="lr-tb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1.584cm" fo:min-width="10.097cm"/>
      <style:paragraph-properties style:writing-mode="lr-tb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1.126cm" fo:min-width="8.49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fo:min-height="0.783cm" fo:min-width="4.089cm"/>
      <style:paragraph-properties style:writing-mode="lr-tb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 fo:min-height="1.584cm" fo:min-width="3.239cm"/>
      <style:paragraph-properties style:writing-mode="lr-tb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0.783cm" fo:min-width="6.248cm"/>
      <style:paragraph-properties style:writing-mode="lr-tb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 fo:min-height="1.584cm" fo:min-width="7.4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1.914cm"/>
      <style:paragraph-properties style:writing-mode="lr-tb"/>
    </style:style>
    <style:style style:name="gr18" style:family="graphic" style:parent-style-name="standard">
      <style:graphic-properties draw:fill-color="#e6e6ff" draw:textarea-horizontal-align="justify" draw:textarea-vertical-align="middle" draw:auto-grow-height="false" fo:min-height="1.356cm" fo:min-width="3.51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48cm" fo:min-width="2.027cm"/>
      <style:paragraph-properties style:writing-mode="lr-tb"/>
    </style:style>
    <style:style style:name="gr20" style:family="graphic" style:parent-style-name="standard">
      <style:graphic-properties draw:fill-color="#e6e6ff" draw:textarea-horizontal-align="justify" draw:textarea-vertical-align="middle" draw:auto-grow-height="false" fo:min-height="1.241cm" fo:min-width="5.309cm"/>
      <style:paragraph-properties style:writing-mode="lr-tb"/>
    </style:style>
    <style:style style:name="gr21" style:family="graphic" style:parent-style-name="standard">
      <style:graphic-properties draw:fill-color="#ffd320" draw:textarea-horizontal-align="justify" draw:textarea-vertical-align="middle" draw:auto-grow-height="false" fo:min-height="0.783cm" fo:min-width="4.597cm"/>
      <style:paragraph-properties style:writing-mode="lr-tb"/>
    </style:style>
    <style:style style:name="gr22" style:family="graphic" style:parent-style-name="standard">
      <style:graphic-properties draw:fill-color="#ffd320" draw:textarea-horizontal-align="justify" draw:textarea-vertical-align="middle" draw:auto-grow-height="false" fo:min-height="0.783cm" fo:min-width="5.359cm"/>
      <style:paragraph-properties style:writing-mode="lr-tb"/>
    </style:style>
    <style:style style:name="gr23" style:family="graphic" style:parent-style-name="standard">
      <style:graphic-properties draw:fill-color="#23ff23" draw:textarea-horizontal-align="justify" draw:textarea-vertical-align="middle" draw:auto-grow-height="false" fo:min-height="1.469cm" fo:min-width="5.664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fill-color="#ff0000" draw:textarea-horizontal-align="justify" draw:textarea-vertical-align="middle" draw:auto-grow-height="false" fo:min-height="1.637cm" fo:min-width="1.514cm"/>
      <style:paragraph-properties style:writing-mode="lr-tb"/>
    </style:style>
    <style:style style:name="gr26" style:family="graphic" style:parent-style-name="standard" style:list-style-name="L1">
      <style:graphic-properties draw:fill-color="#ff0000" draw:textarea-horizontal-align="justify" draw:textarea-vertical-align="middle" draw:auto-grow-height="false" fo:min-height="1.637cm" fo:min-width="1.514cm"/>
      <style:paragraph-properties style:writing-mode="lr-tb"/>
    </style:style>
    <style:style style:name="gr27" style:family="graphic" style:parent-style-name="standard" style:list-style-name="L1">
      <style:graphic-properties draw:fill-color="#ff0000" draw:textarea-horizontal-align="justify" draw:textarea-vertical-align="middle" draw:auto-grow-height="false" fo:min-height="1.995cm" fo:min-width="1.8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 style:writing-mode="lr-tb"/>
      <style:text-properties fo:font-size="12pt"/>
    </style:style>
    <style:style style:name="P7" style:family="paragraph">
      <loext:graphic-properties draw:fill-color="#e6e6ff"/>
      <style:paragraph-properties fo:text-align="start"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2pt" fo:font-weight="bold"/>
    </style:style>
    <style:style style:name="P9" style:family="paragraph">
      <style:paragraph-properties fo:margin-left="0cm" fo:margin-right="0cm" fo:margin-top="0.203cm" fo:margin-bottom="0.10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e6e6ff"/>
      <style:paragraph-properties fo:margin-top="0.203cm" fo:margin-bottom="0.102cm" fo:text-align="start" style:writing-mode="lr-tb"/>
      <style:text-properties fo:font-size="12pt"/>
    </style:style>
    <style:style style:name="P11" style:family="paragraph">
      <loext:graphic-properties draw:fill-color="#ffd320"/>
      <style:paragraph-properties fo:text-align="center" style:writing-mode="lr-tb"/>
      <style:text-properties fo:font-size="12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size="12pt" fo:font-style="normal" style:font-style-asian="normal" style:font-style-complex="normal"/>
    </style:style>
    <style:style style:name="P15" style:family="paragraph">
      <style:paragraph-properties fo:text-align="center" style:writing-mode="lr-tb"/>
      <style:text-properties fo:font-size="12pt" fo:font-style="normal" fo:font-weight="bold" style:font-style-asian="normal" style:font-style-complex="normal"/>
    </style:style>
    <style:style style:name="P16" style:family="paragraph">
      <style:paragraph-properties fo:text-align="start" style:writing-mode="lr-tb"/>
      <style:text-properties fo:color="#ff0000" fo:font-size="12pt"/>
    </style:style>
    <style:style style:name="P17" style:family="paragraph">
      <loext:graphic-properties draw:fill-color="#e6e6ff"/>
      <style:paragraph-properties fo:text-align="start" style:writing-mode="lr-tb"/>
      <style:text-properties fo:color="#ff0000" fo:font-size="12pt"/>
    </style:style>
    <style:style style:name="P18" style:family="paragraph">
      <loext:graphic-properties draw:fill-color="#23ff23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20" style:family="paragraph">
      <style:paragraph-properties fo:text-align="center"/>
      <style:text-properties fo:color="#ffffff"/>
    </style:style>
    <style:style style:name="P21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T1" style:family="text">
      <style:text-properties fo:font-size="12pt"/>
    </style:style>
    <style:style style:name="T2" style:family="text">
      <style:text-properties fo:color="#008000" fo:font-size="12pt"/>
    </style:style>
    <style:style style:name="T3" style:family="text">
      <style:text-properties fo:color="#ff0000" fo:font-size="12pt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style="normal" style:font-style-asian="normal" style:font-style-complex="normal"/>
    </style:style>
    <style:style style:name="T7" style:family="text"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334cm" svg:height="1.27cm" svg:x="17.51cm" svg:y="1cm">
          <text:p text:style-name="P1">Initial condi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826cm" svg:height="2.54cm" svg:x="33.004cm" svg:y="24.622cm">
          <text:p text:style-name="P2"><text:span text:style-name="T1">QEventPoint</text:span></text:p>
          <text:p text:style-name="P2"><text:span text:style-name="T1">instances inside</text:span></text:p>
          <text:p text:style-name="P2"><text:span text:style-name="T1">ev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4.826cm" svg:height="2.54cm" svg:x="17.764cm" svg:y="3.794cm">
          <text:p text:style-name="P2"><text:span text:style-name="T1">Introduce</text:span></text:p>
          <text:p text:style-name="P2"><text:span text:style-name="T1">QPointer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" draw:id="id5" draw:layer="layout" svg:width="5.969cm" svg:height="3.048cm" svg:x="17.256cm" svg:y="7.985cm">
          <text:p text:style-name="P2"><text:span text:style-name="T1">Every QPointerEvent</text:span></text:p>
          <text:p text:style-name="P2"><text:span text:style-name="T1">has multi-point 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35.417cm" svg:y1="22.463cm" svg:x2="35.417cm" svg:y2="24.622cm" draw:start-shape="id1" draw:end-shape="id2" svg:d="M35417 22463v2159" svg:viewBox="0 0 1 2160">
          <text:p text:style-name="P3">yes</text:p>
        </draw:connector>
        <draw:connector draw:style-name="gr4" draw:text-style-name="P4" draw:layer="layout" svg:x1="20.177cm" svg:y1="2.27cm" svg:x2="20.177cm" svg:y2="3.794cm" draw:start-shape="id3" draw:end-shape="id4" svg:d="M20177 2270v1524" svg:viewBox="0 0 1 1525">
          <text:p text:style-name="P3">yes</text:p>
        </draw:connector>
        <draw:connector draw:style-name="gr4" draw:text-style-name="P4" draw:layer="layout" svg:x1="20.177cm" svg:y1="6.334cm" svg:x2="20.24cm" svg:y2="7.985cm" draw:start-shape="id4" draw:start-glue-point="2" draw:end-shape="id5" svg:d="M20177 6334v826h63v825" svg:viewBox="0 0 64 1652">
          <text:p text:style-name="P3">yes</text:p>
        </draw:connector>
        <draw:connector draw:style-name="gr4" draw:text-style-name="P4" draw:layer="layout" svg:x1="22.59cm" svg:y1="5.064cm" svg:x2="25.638cm" svg:y2="7.286cm" draw:start-shape="id4" draw:end-shape="id6" svg:d="M22590 5064h1525v2222h1523" svg:viewBox="0 0 3049 2223">
          <text:p text:style-name="P3">no</text:p>
        </draw:connector>
        <draw:connector draw:style-name="gr5" draw:text-style-name="P5" draw:layer="layout" svg:x1="27.098cm" svg:y1="7.858cm" svg:x2="29.448cm" svg:y2="7.286cm" draw:end-shape="id7" svg:d="M27098 7858h925v-572h1425" svg:viewBox="0 0 2351 573">
          <text:p/>
        </draw:connector>
        <draw:connector draw:style-name="gr4" draw:text-style-name="P4" draw:layer="layout" svg:x1="23.225cm" svg:y1="9.509cm" svg:x2="25.638cm" svg:y2="7.286cm" draw:start-shape="id5" draw:end-shape="id6" svg:d="M23225 9509h1207v-2223h1206" svg:viewBox="0 0 2414 2224">
          <text:p text:style-name="P3">no</text:p>
        </draw:connector>
        <draw:custom-shape draw:style-name="gr6" draw:text-style-name="P7" xml:id="id8" draw:id="id8" draw:layer="layout" svg:width="9.779cm" svg:height="1.651cm" svg:x="30.591cm" svg:y="28.94cm">
          <text:p text:style-name="P6"><text:span text:style-name="T2">Events are copyable</text:span></text:p>
          <text:p text:style-name="P6"><text:span text:style-name="T2">Events can be saved and replayed directly</text:span></text:p>
          <text:p text:style-name="P6"><text:span text:style-name="T3">Need to copy state to/from persistent inst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35.417cm" svg:y1="27.162cm" svg:x2="35.48cm" svg:y2="28.94cm" draw:start-shape="id2" draw:end-shape="id8" svg:d="M35417 27162v889h63v889" svg:viewBox="0 0 64 1779">
          <text:p text:style-name="P3">yes</text:p>
        </draw:connector>
        <draw:custom-shape draw:style-name="gr2" draw:text-style-name="P8" xml:id="id9" draw:id="id9" draw:layer="layout" svg:width="4.826cm" svg:height="2.54cm" svg:x="39.989cm" svg:y="21.447cm">
          <text:p text:style-name="P2"><text:span text:style-name="T1">QEventPoint</text:span></text:p>
          <text:p text:style-name="P2"><text:span text:style-name="T4">pointers</text:span><text:span text:style-name="T1"> inside</text:span></text:p>
          <text:p text:style-name="P2"><text:span text:style-name="T1">ev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7.83cm" svg:y1="25.892cm" svg:x2="39.989cm" svg:y2="22.717cm" draw:start-shape="id2" draw:end-shape="id9" svg:d="M37830 25892h1080v-3175h1079" svg:viewBox="0 0 2160 3176">
          <text:p text:style-name="P3">no</text:p>
        </draw:connector>
        <draw:custom-shape draw:style-name="gr7" draw:text-style-name="P7" xml:id="id10" draw:id="id10" draw:layer="layout" svg:width="8.89cm" svg:height="2.159cm" svg:x="40.751cm" svg:y="25.765cm">
          <text:p text:style-name="P6"><text:span text:style-name="T2">Events are lightweight </text:span><text:span text:style-name="T3">but not copyable</text:span></text:p>
          <text:p text:style-name="P6"><text:span text:style-name="T3">Events can’t be saved and replayed directly</text:span></text:p>
          <text:p text:style-name="P6"><text:span text:style-name="T2">Can save state in reusable instances</text:span></text:p>
          <text:p text:style-name="P6"><text:span text:style-name="T2">Smaller change for Qt Quick C++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42.402cm" svg:y1="23.987cm" svg:x2="45.196cm" svg:y2="25.765cm" draw:start-shape="id9" draw:end-shape="id10" svg:d="M42402 23987v889h2794v889" svg:viewBox="0 0 2795 1779">
          <text:p text:style-name="P3">yes</text:p>
        </draw:connector>
        <draw:custom-shape draw:style-name="gr8" draw:text-style-name="P8" xml:id="id11" draw:id="id11" draw:layer="layout" svg:width="3.937cm" svg:height="2.159cm" svg:x="43.291cm" svg:y="28.94cm">
          <text:p text:style-name="P2"><text:span text:style-name="T1">QEventPoint</text:span></text:p>
          <text:p text:style-name="P2"><text:span text:style-name="T1">stor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45.196cm" svg:y1="27.924cm" svg:x2="45.259cm" svg:y2="28.94cm" draw:start-shape="id10" draw:end-shape="id11" svg:d="M45196 27924v508h63v508" svg:viewBox="0 0 64 1017">
          <text:p/>
        </draw:connector>
        <draw:custom-shape draw:style-name="gr9" draw:text-style-name="P7" xml:id="id12" draw:id="id12" draw:layer="layout" svg:width="10.795cm" svg:height="2.54cm" svg:x="35.036cm" svg:y="33.004cm">
          <text:p text:style-name="P6"><text:span text:style-name="T2">Avoid the heap, quick allocation</text:span></text:p>
          <text:p text:style-name="P6"><text:span text:style-name="T2">Reference with short token instead of pointer</text:span></text:p>
          <text:p text:style-name="P6"><text:span text:style-name="T2">Pass by pointer everywhere</text:span></text:p>
          <text:p text:style-name="P6"><text:span text:style-name="T3">What if the “coat check” gets full? Need bigger tokens</text:span></text:p>
          <text:p text:style-name="P6"><text:span text:style-name="T3">“</text:span><text:span text:style-name="T3">Coat check” might be private, but users will need 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45.259cm" svg:y1="31.099cm" svg:x2="40.433cm" svg:y2="33.004cm" draw:start-shape="id11" draw:end-shape="id12" svg:d="M45259 31099v953h-4826v952" svg:viewBox="0 0 4827 1906">
          <text:p text:style-name="P3">“coat check”</text:p>
        </draw:connector>
        <draw:custom-shape draw:style-name="gr10" draw:text-style-name="P10" xml:id="id13" draw:id="id13" draw:layer="layout" svg:width="10.795cm" svg:height="2.032cm" svg:x="47.101cm" svg:y="33.004cm">
          <text:p text:style-name="P9"><text:span text:style-name="T2">QTouchEvent::TouchPoints were already that way</text:span></text:p>
          <text:p text:style-name="P9"><text:span text:style-name="T2">Could even be a QObject</text:span></text:p>
          <text:p text:style-name="P9"><text:span text:style-name="T2">Pass by pointer everywhe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4" draw:id="id14" draw:layer="layout" svg:width="9.144cm" svg:height="1.524cm" svg:x="41.894cm" svg:y="36.941cm">
          <text:p text:style-name="P6"><text:span text:style-name="T3">Save-and-replay scenarios are too pervasive</text:span></text:p>
          <text:p text:style-name="P6"><text:span text:style-name="T3">Users expect self-contained event inst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47.228cm" svg:y1="30.02cm" svg:x2="52.498cm" svg:y2="33.004cm" draw:start-shape="id11" draw:start-glue-point="7" draw:end-shape="id13" draw:end-glue-point="0" svg:d="M47228 30020h5270v2984" svg:viewBox="0 0 5271 2985">
          <text:p text:style-name="P3">heap</text:p>
        </draw:connector>
        <draw:connector draw:style-name="gr5" draw:text-style-name="P5" draw:layer="layout" svg:x1="40.433cm" svg:y1="35.544cm" svg:x2="46.466cm" svg:y2="36.941cm" draw:start-shape="id12" draw:end-shape="id14" svg:d="M40433 35544v699h6033v698" svg:viewBox="0 0 6034 1398">
          <text:p/>
        </draw:connector>
        <draw:connector draw:style-name="gr5" draw:text-style-name="P5" draw:layer="layout" svg:x1="52.498cm" svg:y1="35.036cm" svg:x2="46.466cm" svg:y2="36.941cm" draw:start-shape="id13" draw:end-shape="id14" svg:d="M52498 35036v953h-6032v952" svg:viewBox="0 0 6033 1906">
          <text:p/>
        </draw:connector>
        <draw:custom-shape draw:style-name="gr12" draw:text-style-name="P2" xml:id="id1" draw:id="id1" draw:layer="layout" svg:width="7.62cm" svg:height="2.54cm" svg:x="31.607cm" svg:y="19.923cm">
          <text:p text:style-name="P2"><text:span text:style-name="T1">Hold QEventPoint</text:span></text:p>
          <text:p text:style-name="P2"><text:span text:style-name="T1">state in QPointingDev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0.24cm" svg:y1="11.033cm" svg:x2="20.177cm" svg:y2="12.811cm" draw:start-shape="id5" draw:end-shape="id15" svg:d="M20240 11033v890h-63v888" svg:viewBox="0 0 64 1779">
          <text:p text:style-name="P3">yes</text:p>
        </draw:connector>
        <draw:custom-shape draw:style-name="gr13" draw:text-style-name="P11" xml:id="id17" draw:id="id17" draw:layer="layout" svg:width="4.699cm" svg:height="1.143cm" svg:x="42.91cm" svg:y="17.637cm">
          <text:p text:style-name="P2"><text:span text:style-name="T1">Harder to support</text:span></text:p>
          <text:p text:style-name="P2"><text:span text:style-name="T1">multiple “seats” (mi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xml:id="id16" draw:id="id16" draw:layer="layout" svg:width="3.937cm" svg:height="2.032cm" svg:x="37.449cm" svg:y="17.256cm">
          <text:p text:style-name="P2"><text:span text:style-name="T1">Store state in</text:span></text:p>
          <text:p text:style-name="P2"><text:span text:style-name="T1">ad-hoc structures</text:span></text:p>
          <text:p text:style-name="P2"><text:span text:style-name="T1">in QGui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35.417cm" svg:y1="19.923cm" svg:x2="37.449cm" svg:y2="18.272cm" draw:start-shape="id1" draw:end-shape="id16" svg:d="M35417 19923v-1651h2032" svg:viewBox="0 0 2033 1652">
          <text:p text:style-name="P3">no</text:p>
        </draw:connector>
        <draw:connector draw:style-name="gr5" draw:text-style-name="P5" draw:layer="layout" svg:x1="41.386cm" svg:y1="18.272cm" svg:x2="42.91cm" svg:y2="18.208cm" draw:start-shape="id16" draw:end-shape="id17" svg:d="M41386 18272h762v-64h762" svg:viewBox="0 0 1525 65">
          <text:p/>
        </draw:connector>
        <draw:custom-shape draw:style-name="gr2" draw:text-style-name="P2" xml:id="id15" draw:id="id15" draw:layer="layout" svg:width="4.826cm" svg:height="2.54cm" svg:x="17.764cm" svg:y="12.811cm">
          <text:p text:style-name="P2"><text:span text:style-name="T1">Storage in</text:span></text:p>
          <text:p text:style-name="P2"><text:span text:style-name="T1">which cl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xml:id="id19" draw:id="id19" draw:layer="layout" svg:width="6.858cm" svg:height="1.143cm" svg:x="16.748cm" svg:y="17.002cm">
          <text:p text:style-name="P6"><text:span text:style-name="T2">No virtual </text:span><text:span text:style-name="T2">functions</text:span></text:p>
          <text:p text:style-name="P6"><text:span text:style-name="T3">Every </text:span><text:span text:style-name="T3">QPointerEvent </text:span><text:span text:style-name="T3">has a Q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8" draw:id="id18" draw:layer="layout" svg:width="8.128cm" svg:height="2.032cm" svg:x="31.226cm" svg:y="14.081cm">
          <text:p text:style-name="P6"><text:span text:style-name="T2">QSinglePointEvent is smaller</text:span></text:p>
          <text:p text:style-name="P6"><text:span text:style-name="T3">Accessors are virtual</text:span></text:p>
          <text:p text:style-name="P6"><text:span text:style-name="T3">points() needs to return a QList any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3" draw:layer="layout" svg:x1="22.59cm" svg:y1="14.081cm" svg:x2="31.226cm" svg:y2="15.097cm" draw:start-shape="id15" draw:end-shape="id18" draw:end-glue-point="3" svg:d="M22590 14081h4319v1016h4317" svg:viewBox="0 0 8637 1017">
          <text:p text:style-name="P12"><text:span text:style-name="T5">QSinglePointEvent and QTouchEvent</text:span></text:p>
        </draw:connector>
        <draw:connector draw:style-name="gr4" draw:text-style-name="P5" draw:layer="layout" svg:x1="20.177cm" svg:y1="15.351cm" svg:x2="20.177cm" svg:y2="17.002cm" draw:start-shape="id15" draw:start-glue-point="6" draw:end-shape="id19" draw:end-glue-point="0" svg:d="M20177 15351v1651" svg:viewBox="0 0 1 1652">
          <text:p text:style-name="P3">QPointerEvent</text:p>
        </draw:connector>
        <draw:connector draw:style-name="gr5" draw:text-style-name="P5" draw:layer="layout" svg:x1="20.177cm" svg:y1="18.145cm" svg:x2="20.177cm" svg:y2="19.542cm" draw:start-shape="id19" draw:end-shape="id20" svg:d="M20177 18145v1397" svg:viewBox="0 0 1 1398">
          <text:p/>
        </draw:connector>
        <draw:custom-shape draw:style-name="gr17" draw:text-style-name="P15" xml:id="id20" draw:id="id20" draw:layer="layout" svg:width="4.826cm" svg:height="3.048cm" svg:x="17.764cm" svg:y="19.542cm">
          <text:p text:style-name="P14"><text:span text:style-name="T6">QEventPoint</text:span></text:p>
          <text:p text:style-name="P14"><text:span text:style-name="T6">has pointer to 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0.177cm" svg:y1="22.59cm" svg:x2="20.177cm" svg:y2="23.987cm" draw:start-shape="id20" draw:end-shape="id21" svg:d="M20177 22590v1397" svg:viewBox="0 0 1 1398">
          <text:p text:style-name="P3">yes</text:p>
        </draw:connector>
        <draw:connector draw:style-name="gr4" draw:text-style-name="P5" draw:layer="layout" svg:x1="22.59cm" svg:y1="21.066cm" svg:x2="25.13cm" svg:y2="21.066cm" draw:start-shape="id20" draw:end-shape="id22" svg:d="M22590 21066h2540" svg:viewBox="0 0 2541 1">
          <text:p text:style-name="P3">no</text:p>
        </draw:connector>
        <draw:custom-shape draw:style-name="gr18" draw:text-style-name="P17" xml:id="id22" draw:id="id22" draw:layer="layout" svg:width="4.191cm" svg:height="1.778cm" svg:x="25.13cm" svg:y="20.177cm">
          <text:p text:style-name="P16"><text:span text:style-name="T3">Many Qt Quick </text:span></text:p>
          <text:p text:style-name="P16"><text:span text:style-name="T3"><text:s text:c="4"/></text:span><text:span text:style-name="T3">private C++ APIs </text:span></text:p>
          <text:p text:style-name="P16"><text:span text:style-name="T3"><text:s text:c="4"/></text:span><text:span text:style-name="T3">must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29.321cm" svg:y1="21.066cm" svg:x2="31.607cm" svg:y2="21.193cm" draw:start-shape="id22" draw:end-shape="id1" svg:d="M29321 21066h1143v127h1143" svg:viewBox="0 0 2287 128">
          <text:p/>
        </draw:connector>
        <draw:custom-shape draw:style-name="gr19" draw:text-style-name="P8" xml:id="id23" draw:id="id23" draw:layer="layout" svg:width="5.053cm" svg:height="2.794cm" svg:x="23.76cm" svg:y="28.559cm">
          <text:p text:style-name="P2"><text:span text:style-name="T1">Events and points:</text:span></text:p>
          <text:p text:style-name="P2"><text:span text:style-name="T1">Q_GADG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24" draw:id="id24" draw:layer="layout" svg:width="9.779cm" svg:height="1.651cm" svg:x="21.447cm" svg:y="33.131cm">
          <text:p text:style-name="P6"><text:span text:style-name="T2">Can emit by value to QML</text:span></text:p>
          <text:p text:style-name="P6"><text:span text:style-name="T3">Not a solution to accept/reject in Q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26.286cm" svg:y1="31.353cm" svg:x2="26.336cm" svg:y2="33.131cm" draw:start-shape="id23" draw:end-shape="id24" svg:d="M26286 31353v889h50v889" svg:viewBox="0 0 51 1779">
          <text:p text:style-name="P3">yes</text:p>
        </draw:connector>
        <draw:connector draw:style-name="gr5" draw:text-style-name="P5" draw:layer="layout" svg:x1="30.591cm" svg:y1="29.765cm" svg:x2="28.813cm" svg:y2="29.956cm" draw:start-shape="id8" draw:end-shape="id23" svg:d="M30591 29765h-889v191h-889" svg:viewBox="0 0 1779 192">
          <text:p/>
        </draw:connector>
        <draw:custom-shape draw:style-name="gr20" draw:text-style-name="P7" xml:id="id25" draw:id="id25" draw:layer="layout" svg:width="5.969cm" svg:height="1.651cm" svg:x="15.478cm" svg:y="29.067cm">
          <text:p text:style-name="P6"><text:span text:style-name="T3">Can’t emit by value to QML</text:span></text:p>
          <text:p text:style-name="P6"><text:span text:style-name="T2">But that’s rare any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23.76cm" svg:y1="29.956cm" svg:x2="21.447cm" svg:y2="29.892cm" draw:start-shape="id23" draw:end-shape="id25" svg:d="M23760 29956h-1157v-64h-1156" svg:viewBox="0 0 2314 65">
          <text:p text:style-name="P3">no</text:p>
        </draw:connector>
        <draw:custom-shape draw:style-name="gr21" draw:text-style-name="P11" xml:id="id26" draw:id="id26" draw:layer="layout" svg:width="5.207cm" svg:height="1.143cm" svg:x="8.62cm" svg:y="29.448cm">
          <text:p text:style-name="P2"><text:span text:style-name="T1">Egregious</text:span></text:p>
          <text:p text:style-name="P2"><text:span text:style-name="T1">API changes in Qt Qu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5.478cm" svg:y1="29.892cm" svg:x2="13.827cm" svg:y2="30.019cm" draw:start-shape="id25" draw:end-shape="id26" svg:d="M15478 29892h-826v127h-825" svg:viewBox="0 0 1652 128">
          <text:p/>
        </draw:connector>
        <draw:custom-shape draw:style-name="gr22" draw:text-style-name="P11" xml:id="id27" draw:id="id27" draw:layer="layout" svg:width="5.969cm" svg:height="1.143cm" svg:x="13.827cm" svg:y="33.385cm">
          <text:p text:style-name="P2"><text:span text:style-name="T1">Still need QQuickMouse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21.447cm" svg:y1="33.956cm" svg:x2="19.796cm" svg:y2="33.956cm" draw:start-shape="id24" draw:end-shape="id27" svg:d="M21447 33956h-1651" svg:viewBox="0 0 1652 1">
          <text:p/>
        </draw:connector>
        <draw:custom-shape draw:style-name="gr23" draw:text-style-name="P18" xml:id="id28" draw:id="id28" draw:layer="layout" svg:width="6.35cm" svg:height="1.905cm" svg:x="5.318cm" svg:y="33.004cm">
          <text:p text:style-name="P3">Deemed best so f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3.827cm" svg:y1="33.956cm" svg:x2="11.668cm" svg:y2="33.956cm" draw:start-shape="id27" draw:end-shape="id28" svg:d="M13827 33956h-2159" svg:viewBox="0 0 2160 1">
          <text:p/>
        </draw:connector>
        <draw:frame draw:style-name="gr24" draw:text-style-name="P3" draw:layer="layout" svg:width="0.665cm" svg:height="0.665cm" svg:x="52.405cm" svg:y="33.736cm">
          <draw:image xlink:href="Pictures/10000201000004000000040096D24AD55B100E25.png" xlink:type="simple" xlink:show="embed" xlink:actuate="onLoad" loext:mime-type="image/png">
            <text:p/>
          </draw:image>
        </draw:frame>
        <draw:custom-shape draw:style-name="gr25" draw:text-style-name="P21" xml:id="id6" draw:id="id6" draw:layer="layout" svg:width="2.794cm" svg:height="2.667cm" svg:x="25.638cm" svg:y="5.953cm">
          <text:p text:style-name="P19"><text:span text:style-name="T7">Can’t have </text:span></text:p>
          <text:p text:style-name="P19"><text:span text:style-name="T7">unified </text:span></text:p>
          <text:p text:style-name="P20"><text:span text:style-name="T7">delivery logi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6" draw:text-style-name="P21" xml:id="id7" draw:id="id7" draw:layer="layout" svg:width="2.794cm" svg:height="2.667cm" svg:x="29.448cm" svg:y="5.953cm">
          <text:p text:style-name="P19"><text:span text:style-name="T7">Can’t stop </text:span></text:p>
          <text:p text:style-name="P19"><text:span text:style-name="T7">using </text:span></text:p>
          <text:p text:style-name="P20"><text:span text:style-name="T7">Qt Quick</text:span></text:p>
          <text:p text:style-name="P20"><text:span text:style-name="T7">wrapper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7" draw:text-style-name="P21" xml:id="id21" draw:id="id21" draw:layer="layout" svg:width="3.302cm" svg:height="3.175cm" svg:x="18.526cm" svg:y="23.987cm">
          <text:p text:style-name="P19"><text:span text:style-name="T7">- Events are </text:span></text:p>
          <text:p text:style-name="P19"><text:span text:style-name="T7">not moveable</text:span></text:p>
          <text:p text:style-name="P19"><text:span text:style-name="T7">- Needs </text:span></text:p>
          <text:p text:style-name="P19"><text:span text:style-name="T7">bookkeepin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1:49:35.018501045</meta:creation-date>
    <dc:date>2020-08-31T18:28:02.346903106</dc:date>
    <meta:editing-duration>PT3H23M5S</meta:editing-duration>
    <meta:editing-cycles>22</meta:editing-cycles>
    <meta:generator>LibreOffice/6.3.6.2$Linux_X86_64 LibreOffice_project/30$Build-2</meta:generator>
    <meta:document-statistic meta:object-count="58"/>
  </office:meta>
</office:document-meta>
</file>